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990000" style:font-name="Arial1" fo:font-size="14pt" fo:letter-spacing="normal" fo:font-style="normal" fo:font-weight="normal" officeooo:rsid="00192da0" officeooo:paragraph-rsid="00192da0"/>
    </style:style>
    <style:style style:name="P2" style:family="paragraph" style:parent-style-name="Heading_20_2">
      <style:text-properties officeooo:paragraph-rsid="0016812d"/>
    </style:style>
    <style:style style:name="P3" style:family="paragraph" style:parent-style-name="Standard">
      <style:text-properties officeooo:rsid="0016812d" officeooo:paragraph-rsid="0016812d"/>
    </style:style>
    <style:style style:name="P4" style:family="paragraph" style:parent-style-name="Standard">
      <style:text-properties officeooo:paragraph-rsid="0016812d"/>
    </style:style>
    <style:style style:name="P5" style:family="paragraph" style:parent-style-name="Standard">
      <style:text-properties officeooo:rsid="00192da0" officeooo:paragraph-rsid="00192da0"/>
    </style:style>
    <style:style style:name="P6" style:family="paragraph" style:parent-style-name="Standard">
      <style:text-properties officeooo:paragraph-rsid="001b63c6"/>
    </style:style>
    <style:style style:name="P7" style:family="paragraph" style:parent-style-name="Standard">
      <style:text-properties officeooo:paragraph-rsid="001d5daf"/>
    </style:style>
    <style:style style:name="P8" style:family="paragraph" style:parent-style-name="Standard">
      <style:text-properties officeooo:paragraph-rsid="001ea119"/>
    </style:style>
    <style:style style:name="P9" style:family="paragraph" style:parent-style-name="Standard">
      <style:text-properties officeooo:paragraph-rsid="00200281"/>
    </style:style>
    <style:style style:name="P10" style:family="paragraph" style:parent-style-name="Text_20_body">
      <style:text-properties officeooo:rsid="00206af4" officeooo:paragraph-rsid="00206af4"/>
    </style:style>
    <style:style style:name="P11" style:family="paragraph" style:parent-style-name="Text_20_body">
      <style:text-properties officeooo:rsid="00211da2" officeooo:paragraph-rsid="00211da2"/>
    </style:style>
    <style:style style:name="P12" style:family="paragraph" style:parent-style-name="Text_20_body">
      <style:text-properties officeooo:rsid="00211da2" officeooo:paragraph-rsid="00211da2" fo:background-color="#ffff00"/>
    </style:style>
    <style:style style:name="P13" style:family="paragraph" style:parent-style-name="Text_20_body">
      <style:text-properties officeooo:rsid="00230907" officeooo:paragraph-rsid="00230907"/>
    </style:style>
    <style:style style:name="P14" style:family="paragraph" style:parent-style-name="Text_20_body">
      <style:text-properties officeooo:paragraph-rsid="00230907"/>
    </style:style>
    <style:style style:name="P15" style:family="paragraph" style:parent-style-name="Text_20_body">
      <style:text-properties officeooo:paragraph-rsid="00243409"/>
    </style:style>
    <style:style style:name="T1" style:family="text">
      <style:text-properties officeooo:rsid="0016812d"/>
    </style:style>
    <style:style style:name="T2" style:family="text">
      <style:text-properties fo:font-variant="normal" fo:text-transform="none" fo:color="#990000" style:font-name="Arial1" fo:font-size="14pt" fo:letter-spacing="normal" fo:font-style="normal" fo:font-weight="normal" officeooo:rsid="0016812d"/>
    </style:style>
    <style:style style:name="T3" style:family="text">
      <style:text-properties officeooo:rsid="00211da2"/>
    </style:style>
    <style:style style:name="T4" style:family="text">
      <style:text-properties officeooo:rsid="002309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T2">More on C++ Classes: eigen_basis_class</text:span></text:h>
      <text:p text:style-name="P3"/>
      <text:p text:style-name="P4"><text:span text:style-name="T1">1. <text:s/>I was a bit unsure at first about the extern usage but a bit of googling got me there!</text:span></text:p>
      <text:p text:style-name="P4"/>
      <text:p text:style-name="P3">2.</text:p>
      <text:p text:style-name="P8"><text:span text:style-name="T1">class Potential<text:line-break/>{ <text:line-break/> <text:s/>public:<text:line-break/> <text:s text:c="3"/>Potential (double V0, double Zesq); //must have both values for declaration, <text:tab/><text:tab/><text:tab/><text:tab/><text:tab/><text:tab/><text:tab/><text:tab/><text:tab/>//and we specify R in <text:tab/>methods<text:line-break/> <text:s text:c="3"/>~ Potential ();</text:span></text:p>
      <text:p text:style-name="P6"><text:span text:style-name="T1"><text:line-break/> <text:s text:c="3"/>void set_Zesq(const double z);</text:span></text:p>
      <text:p text:style-name="P6"><text:s text:c="4"/><text:span text:style-name="T1">void set_V0(const double V);</text:span></text:p>
      <text:p text:style-name="P9"><text:span text:style-name="T1"><text:s text:c="4"/>double get_coulomb(const double r);<text:line-break/> <text:s text:c="3"/>double get_square_well(const double r); <text:s text:c="3"/></text:span></text:p>
      <text:p text:style-name="P9"><text:span text:style-name="T1"><text:s text:c="4"/>double get_Morse(const double r);<text:line-break/> private:</text:span></text:p>
      <text:p text:style-name="P6"><text:span text:style-name="T1"><text:s text:c="4"/>double V0; //depth of sq well</text:span></text:p>
      <text:p text:style-name="P7"><text:span text:style-name="T1"><text:s text:c="4"/>doubel Zesq; // Ze^2 for Coulomb potential<text:line-break/>};</text:span></text:p>
      <text:p text:style-name="P5"/>
      <text:h text:style-name="P1" text:outline-level="2">Driven Nonlinear Oscillations</text:h>
      <text:p text:style-name="P10">1. <text:span text:style-name="T3">1 shows the oscillations in y(t)/t, where 2 shows them in v(t)/x(t)</text:span></text:p>
      <text:p text:style-name="P12">2. I have issues with Xterm, so I just ouptut everything to png files, so I made some changes to some and others I just did it by hand.</text:p>
      <text:p text:style-name="P11">3. <text:span text:style-name="T4">For too high a value of h, you end up not getting very clear or accurate plots due to loss of data inbetween.</text:span></text:p>
      <text:p text:style-name="P13">4. <text:s/>For p = 4: ./diffeq_oscillations.x</text:p>
      <text:p text:style-name="P13">V0 = 1, <text:s/>X0 = 0: period = 2.49</text:p>
      <text:p text:style-name="P14"><text:span text:style-name="T4">V0 = 2, <text:s/>X0 = 0: period = 1.76</text:span></text:p>
      <text:p text:style-name="P15"><text:span text:style-name="T4">V0 = 3, <text:s/>X0 = 0: period = 1.44</text:span></text:p>
      <text:p text:style-name="P15"><text:span text:style-name="T4">V0 = 3, <text:s/>X0 = 2: period = 0.6</text:span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2T14:02:24.665000000</meta:creation-date>
    <dc:date>2021-03-12T16:58:32.386000000</dc:date>
    <meta:editing-duration>PT24M52S</meta:editing-duration>
    <meta:editing-cycles>8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19" meta:word-count="196" meta:character-count="1085" meta:non-whitespace-character-count="847"/>
  </office:meta>
</office:document-meta>
</file>